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2.58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Pi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in Number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STM32 HW</text:p>
          </table:table-cell>
          <table:table-cell table:style-name="ce1" office:value-type="string">
            <text:p>Destination Chip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/Out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F0</text:p>
          </table:table-cell>
          <table:table-cell office:value-type="string">
            <text:p>FSMC</text:p>
          </table:table-cell>
          <table:table-cell office:value-type="string">
            <text:p>SRAM A0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F1</text:p>
          </table:table-cell>
          <table:table-cell office:value-type="string">
            <text:p>FSMC</text:p>
          </table:table-cell>
          <table:table-cell office:value-type="string">
            <text:p>SRAM A1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F2</text:p>
          </table:table-cell>
          <table:table-cell office:value-type="string">
            <text:p>FSMC</text:p>
          </table:table-cell>
          <table:table-cell office:value-type="string">
            <text:p>SRAM A2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F3</text:p>
          </table:table-cell>
          <table:table-cell office:value-type="string">
            <text:p>FSMC</text:p>
          </table:table-cell>
          <table:table-cell office:value-type="string">
            <text:p>SRAM A3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F4</text:p>
          </table:table-cell>
          <table:table-cell office:value-type="string">
            <text:p>FSMC</text:p>
          </table:table-cell>
          <table:table-cell office:value-type="string">
            <text:p>SRAM A4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F5</text:p>
          </table:table-cell>
          <table:table-cell office:value-type="string">
            <text:p>FSMC</text:p>
          </table:table-cell>
          <table:table-cell office:value-type="string">
            <text:p>SRAM A5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F12</text:p>
          </table:table-cell>
          <table:table-cell office:value-type="string">
            <text:p>FSMC</text:p>
          </table:table-cell>
          <table:table-cell office:value-type="string">
            <text:p>SRAM A6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F13</text:p>
          </table:table-cell>
          <table:table-cell office:value-type="string">
            <text:p>FSMC</text:p>
          </table:table-cell>
          <table:table-cell office:value-type="string">
            <text:p>SRAM A7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F14</text:p>
          </table:table-cell>
          <table:table-cell office:value-type="string">
            <text:p>FSMC</text:p>
          </table:table-cell>
          <table:table-cell office:value-type="string">
            <text:p>SRAM A8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F15</text:p>
          </table:table-cell>
          <table:table-cell office:value-type="string">
            <text:p>FSMC</text:p>
          </table:table-cell>
          <table:table-cell office:value-type="string">
            <text:p>SRAM A9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G0</text:p>
          </table:table-cell>
          <table:table-cell office:value-type="string">
            <text:p>FSMC</text:p>
          </table:table-cell>
          <table:table-cell office:value-type="string">
            <text:p>SRAM A10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G1</text:p>
          </table:table-cell>
          <table:table-cell office:value-type="string">
            <text:p>FSMC</text:p>
          </table:table-cell>
          <table:table-cell office:value-type="string">
            <text:p>SRAM A11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G2</text:p>
          </table:table-cell>
          <table:table-cell office:value-type="string">
            <text:p>FSMC</text:p>
          </table:table-cell>
          <table:table-cell office:value-type="string">
            <text:p>SRAM A12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G3</text:p>
          </table:table-cell>
          <table:table-cell office:value-type="string">
            <text:p>FSMC</text:p>
          </table:table-cell>
          <table:table-cell office:value-type="string">
            <text:p>SRAM A13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G4</text:p>
          </table:table-cell>
          <table:table-cell office:value-type="string">
            <text:p>FSMC</text:p>
          </table:table-cell>
          <table:table-cell office:value-type="string">
            <text:p>SRAM A14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G5</text:p>
          </table:table-cell>
          <table:table-cell office:value-type="string">
            <text:p>FSMC</text:p>
          </table:table-cell>
          <table:table-cell office:value-type="string">
            <text:p>SRAM A15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D11</text:p>
          </table:table-cell>
          <table:table-cell office:value-type="string">
            <text:p>FSMC</text:p>
          </table:table-cell>
          <table:table-cell office:value-type="string">
            <text:p>SRAM A16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D12</text:p>
          </table:table-cell>
          <table:table-cell office:value-type="string">
            <text:p>FSMC</text:p>
          </table:table-cell>
          <table:table-cell office:value-type="string">
            <text:p>SRAM A17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D14</text:p>
          </table:table-cell>
          <table:table-cell office:value-type="string">
            <text:p>FSMC</text:p>
          </table:table-cell>
          <table:table-cell office:value-type="string">
            <text:p>SRAM D0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D15</text:p>
          </table:table-cell>
          <table:table-cell office:value-type="string">
            <text:p>FSMC</text:p>
          </table:table-cell>
          <table:table-cell office:value-type="string">
            <text:p>SRAM D1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D0</text:p>
          </table:table-cell>
          <table:table-cell office:value-type="string">
            <text:p>FSMC</text:p>
          </table:table-cell>
          <table:table-cell office:value-type="string">
            <text:p>SRAM D2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D1</text:p>
          </table:table-cell>
          <table:table-cell office:value-type="string">
            <text:p>FSMC</text:p>
          </table:table-cell>
          <table:table-cell office:value-type="string">
            <text:p>SRAM D3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E7</text:p>
          </table:table-cell>
          <table:table-cell office:value-type="string">
            <text:p>FSMC</text:p>
          </table:table-cell>
          <table:table-cell office:value-type="string">
            <text:p>SRAM D4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E8</text:p>
          </table:table-cell>
          <table:table-cell office:value-type="string">
            <text:p>FSMC</text:p>
          </table:table-cell>
          <table:table-cell office:value-type="string">
            <text:p>SRAM D5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9</text:p>
          </table:table-cell>
          <table:table-cell office:value-type="string">
            <text:p>FSMC</text:p>
          </table:table-cell>
          <table:table-cell office:value-type="string">
            <text:p>SRAM D6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E10</text:p>
          </table:table-cell>
          <table:table-cell office:value-type="string">
            <text:p>FSMC</text:p>
          </table:table-cell>
          <table:table-cell office:value-type="string">
            <text:p>SRAM D7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D5</text:p>
          </table:table-cell>
          <table:table-cell office:value-type="string">
            <text:p>FSMC</text:p>
          </table:table-cell>
          <table:table-cell office:value-type="string">
            <text:p>SRAM WE#</text:p>
          </table:table-cell>
          <table:table-cell office:value-type="string">
            <text:p>SRAM Write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D4</text:p>
          </table:table-cell>
          <table:table-cell office:value-type="string">
            <text:p>FSMC</text:p>
          </table:table-cell>
          <table:table-cell office:value-type="string">
            <text:p>SRAM OE#</text:p>
          </table:table-cell>
          <table:table-cell office:value-type="string">
            <text:p>SRAM Output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D7</text:p>
          </table:table-cell>
          <table:table-cell office:value-type="string">
            <text:p>FSMC</text:p>
          </table:table-cell>
          <table:table-cell office:value-type="string">
            <text:p>SRAM CE#</text:p>
          </table:table-cell>
          <table:table-cell office:value-type="string">
            <text:p>SRAM Chip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4</text:p>
          </table:table-cell>
          <table:table-cell office:value-type="string">
            <text:p>SPI_1</text:p>
          </table:table-cell>
          <table:table-cell office:value-type="string">
            <text:p>Serial Flash NSS</text:p>
          </table:table-cell>
          <table:table-cell office:value-type="string">
            <text:p>Bulk Storage SPI NSS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SPI_1</text:p>
          </table:table-cell>
          <table:table-cell office:value-type="string">
            <text:p>Serial Flash SCK</text:p>
          </table:table-cell>
          <table:table-cell office:value-type="string">
            <text:p>Bulk Storage SPI Clock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6</text:p>
          </table:table-cell>
          <table:table-cell office:value-type="string">
            <text:p>SPI_1</text:p>
          </table:table-cell>
          <table:table-cell office:value-type="string">
            <text:p>Serial Flash MISO</text:p>
          </table:table-cell>
          <table:table-cell office:value-type="string">
            <text:p>Bulk Storage SPI MISO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7</text:p>
          </table:table-cell>
          <table:table-cell office:value-type="string">
            <text:p>SPI_1</text:p>
          </table:table-cell>
          <table:table-cell office:value-type="string">
            <text:p>Serial Flash MOSI</text:p>
          </table:table-cell>
          <table:table-cell office:value-type="string">
            <text:p>Bulk Storage SPI MOSI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B10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Clock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B11</text:p>
          </table:table-cell>
          <table:table-cell office:value-type="string">
            <text:p>USART_3</text:p>
          </table:table-cell>
          <table:table-cell office:value-type="string">
            <text:p>IHU RXD</text:p>
          </table:table-cell>
          <table:table-cell office:value-type="string">
            <text:p>USART TXD Line (connects to IHU RXD)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B12</text:p>
          </table:table-cell>
          <table:table-cell office:value-type="string">
            <text:p>USART_3</text:p>
          </table:table-cell>
          <table:table-cell office:value-type="string">
            <text:p>IHU TXD</text:p>
          </table:table-cell>
          <table:table-cell office:value-type="string">
            <text:p>USART RXD Line (connects to IHU TXD)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B13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CTS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B14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RTS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B8</text:p>
          </table:table-cell>
          <table:table-cell office:value-type="string">
            <text:p>I2C_1</text:p>
          </table:table-cell>
          <table:table-cell office:value-type="string">
            <text:p>Camera SIO_C</text:p>
          </table:table-cell>
          <table:table-cell office:value-type="string">
            <text:p>I2C SCL to Camera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B9</text:p>
          </table:table-cell>
          <table:table-cell office:value-type="string">
            <text:p>I2C_1</text:p>
          </table:table-cell>
          <table:table-cell office:value-type="string">
            <text:p>Camera SIO_D</text:p>
          </table:table-cell>
          <table:table-cell office:value-type="string">
            <text:p>I2C SDA to Camera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PC0</text:p>
          </table:table-cell>
          <table:table-cell office:value-type="string">
            <text:p>Camera D0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PC1</text:p>
          </table:table-cell>
          <table:table-cell office:value-type="string">
            <text:p>Camera D1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PC2</text:p>
          </table:table-cell>
          <table:table-cell office:value-type="string">
            <text:p>Camera D2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PC3</text:p>
          </table:table-cell>
          <table:table-cell office:value-type="string">
            <text:p>Camera D3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PC4</text:p>
          </table:table-cell>
          <table:table-cell office:value-type="string">
            <text:p>Camera D4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PC5</text:p>
          </table:table-cell>
          <table:table-cell office:value-type="string">
            <text:p>Camera D5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PC6</text:p>
          </table:table-cell>
          <table:table-cell office:value-type="string">
            <text:p>Camera D6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PC7</text:p>
          </table:table-cell>
          <table:table-cell office:value-type="string">
            <text:p>Camera D7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PC8</text:p>
          </table:table-cell>
          <table:table-cell office:value-type="string">
            <text:p>Camera VSYNC</text:p>
          </table:table-cell>
          <table:table-cell office:value-type="string">
            <text:p>Camera Vertical Sync Output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string">
            <text:p>PC9</text:p>
          </table:table-cell>
          <table:table-cell office:value-type="string">
            <text:p>Camera HREF</text:p>
          </table:table-cell>
          <table:table-cell office:value-type="string">
            <text:p>Camera Horizontal Reference Output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PC10</text:p>
          </table:table-cell>
          <table:table-cell office:value-type="string">
            <text:p>Camera PCLK</text:p>
          </table:table-cell>
          <table:table-cell office:value-type="string">
            <text:p>Camera Pixel Clock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A8</text:p>
          </table:table-cell>
          <table:table-cell office:value-type="string">
            <text:p>MCO</text:p>
          </table:table-cell>
          <table:table-cell office:value-type="string">
            <text:p>Camera XCLK</text:p>
          </table:table-cell>
          <table:table-cell office:value-type="string">
            <text:p>Camera Clock Input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PC11</text:p>
          </table:table-cell>
          <table:table-cell office:value-type="string">
            <text:p>Camera RESET</text:p>
          </table:table-cell>
          <table:table-cell office:value-type="string">
            <text:p>Camera Reset Input (reset on low)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PC12</text:p>
          </table:table-cell>
          <table:table-cell office:value-type="string">
            <text:p>Camera PWDN</text:p>
          </table:table-cell>
          <table:table-cell office:value-type="string">
            <text:p>Camera Power Down Input</text:p>
          </table:table-cell>
          <table:table-cell office:value-type="string">
            <text:p>O</text:p>
          </table:table-cell>
        </table:table-row>
      </table:table>
      <table:table table:name="Port Config Registers" table:style-name="ta1">
        <table:table-column table:style-name="co1" table:number-columns-repeated="3" table:default-cell-style-name="Default"/>
        <table:table-row table:style-name="ro1">
          <table:table-cell office:value-type="string">
            <text:p>Port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5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0</text:p>
          </table:table-cell>
        </table:table-row>
        <table:table-row table:style-name="ro1">
          <table:table-cell office:value-type="string">
            <text:p>Port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4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7</text:p>
          </table:table-cell>
        </table:table-row>
        <table:table-row table:style-name="ro1">
          <table:table-cell office:value-type="string">
            <text:p>Port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0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0</text:p>
          </table:table-cell>
        </table:table-row>
        <table:table-row table:style-name="ro1">
          <table:table-cell office:value-type="string">
            <text:p>Port 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6:05:38</meta:creation-date>
    <meta:generator>LibreOffice/3.5$Linux_X86_64 LibreOffice_project/350m1$Build-2</meta:generator>
    <dc:date>2012-12-21T14:27:16</dc:date>
    <meta:editing-duration>PT21M48S</meta:editing-duration>
    <meta:editing-cycles>12</meta:editing-cycles>
    <meta:document-statistic meta:table-count="3" meta:cell-count="365" meta:object-count="0"/>
  </office:meta>
</office:document-meta>
</file>